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arregador de classe</text:p>
              </text:list-item>
              <text:list-item>
                <text:p>2. Memória</text:p>
              </text:list-item>
              <text:list-item>
                <text:p>3. Interpreta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ega</text:p>
              </text:list-item>
              <text:list-item>
                <text:p>Liga</text:p>
                <text:list>
                  <text:list-item>
                    <text:p>Verifica</text:p>
                  </text:list-item>
                  <text:list-item>
                    <text:p>Prepara</text:p>
                  </text:list-item>
                  <text:list-item>
                    <text:p>Resolve</text:p>
                  </text:list-item>
                </text:list>
              </text:list-item>
              <text:list-item>
                <text:p>Inicializ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de Métodos</text:p>
              </text:list-item>
              <text:list-item>
                <text:p>Heap </text:p>
              </text:list-item>
              <text:list-item>
                <text:p>Pilha da JVM</text:p>
              </text:list-item>
              <text:list-item>
                <text:p>Registro de PC – faremos?</text:p>
              </text:list-item>
              <text:list-item>
                <text:p>Pilha de Métodos Nativos – não faremo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Lê instrução</text:p>
              </text:list-item>
              <text:list-item>
                <text:p>2. Executa instrução</text:p>
              </text:list-item>
              <text:list-item>
                <text:p>3. Vai para a próxima instrução, com o passo seguint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fazer quando for executar código de Object.class ou de PrintStream.class? Afinal onde eles ficam no computador varia...</text:p>
              </text:list-item>
              <text:list-item>
                <text:p>Colocar eles em uma pasta de .class e acessar a partir dessa past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começar o programa?</text:p>
              </text:list-item>
              <text:list-item>
                <text:p>Recebe o nome do arquivo a ser executado pelo usuário. Em seguida, abre o .class e executa o método &lt;init&gt; seguido do método main da classe. Toda a execucao é ditada a partir daí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l a próxima instrução a ser executada, caso continuemos no frame de método corrente?</text:p>
              </text:list-item>
              <text:list-item>
                <text:p>Dentro da área de métodos, dentro da struct attribute_info seguimos para a próxima posicao do array de informações. Lá teremos o bytecode da próxima instrução e, caso a opção leia bytes adicionais, a quantidade de bytes a serem lidos a segui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uma instrução chama um método de outra classe, como saber (quando tal método acabar) para qual instrução devemos retornar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se uma classe já foi carregada ou não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se já carregamos uma classe na memória ou não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gun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heap os objetos serão armazenados. Como será a organização interna do Heap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5-29T17:49:49.963478905</dc:date>
    <meta:editing-duration>PT18H53M40S</meta:editing-duration>
    <meta:editing-cycles>2</meta:editing-cycles>
    <meta:generator>LibreOffice/4.2.8.2$Linux_X86_64 LibreOffice_project/420m0$Build-2</meta:generator>
    <meta:document-statistic meta:object-count="69"/>
  </office:meta>
</office:document-meta>
</file>